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6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7" style:family="paragraph" style:parent-style-name="Text_20_body" style:list-style-name="L1">
      <style:paragraph-properties fo:margin-left="0.3335in" fo:margin-right="0in" fo:margin-top="0.0835in" fo:margin-bottom="0in" loext:contextual-spacing="false" fo:text-indent="0in" style:auto-text-indent="false" fo:padding="0in" fo:border="none"/>
      <style:text-properties loext:padding="0in" loext:border="none"/>
    </style:style>
    <style:style style:name="P8" style:family="paragraph" style:parent-style-name="Text_20_body" style:list-style-name="L2">
      <style:paragraph-properties fo:margin-left="0.3335in" fo:margin-right="0in" fo:margin-top="0.0835in" fo:margin-bottom="0in" loext:contextual-spacing="false" fo:text-indent="0in" style:auto-text-indent="false" fo:padding="0in" fo:border="none"/>
      <style:text-properties loext:padding="0in" loext:border="none"/>
    </style:style>
    <style:style style:name="P9" style:family="paragraph" style:parent-style-name="Heading_20_1">
      <style:text-properties fo:font-variant="normal" fo:text-transform="none" fo:letter-spacing="normal" fo:background-color="#ffffff" loext:padding="0in" loext:border="none"/>
    </style:style>
    <style:style style:name="P10" style:family="paragraph" style:parent-style-name="Heading_20_1">
      <style:paragraph-properties fo:margin-left="0in" fo:margin-right="0in" fo:margin-top="0.0835in" fo:margin-bottom="0.1665in" loext:contextual-spacing="false" style:line-height-at-least="0.3752in" fo:text-indent="0in" style:auto-text-indent="false" fo:padding="0in" fo:border="none"/>
      <style:text-properties fo:color="#4f4f4f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12" style:family="paragraph" style:parent-style-name="Preformatted_20_Text">
      <style:paragraph-properties fo:margin-top="0in" fo:margin-bottom="0in" loext:contextual-spacing="false" style:line-height-at-least="0.2291in" fo:padding="0in" fo:border="none"/>
    </style:style>
    <style:style style:name="P13" style:family="paragraph" style:parent-style-name="Heading_20_2">
      <style:paragraph-properties fo:margin-left="0in" fo:margin-right="0in" fo:margin-top="0.0835in" fo:margin-bottom="0.1665in" loext:contextual-spacing="false" style:line-height-at-least="0.3335in" fo:text-indent="0in" style:auto-text-indent="false" fo:padding="0in" fo:border="none"/>
      <style:text-properties fo:color="#4f4f4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8pt" fo:font-weight="bold"/>
    </style:style>
    <style:style style:name="T3" style:family="text">
      <style:text-properties style:font-name="Microsoft YaHei" fo:font-size="12pt"/>
    </style:style>
    <style:style style:name="T4" style:family="text">
      <style:text-properties style:font-name="Microsoft YaHei" fo:font-size="12pt" fo:font-weight="normal"/>
    </style:style>
    <style:style style:name="T5" style:family="text">
      <style:text-properties style:font-name="Microsoft YaHei" fo:font-size="21pt" fo:font-weight="bold"/>
    </style:style>
    <style:style style:name="T6" style:family="text">
      <style:text-properties style:font-name-asian="Microsoft YaHei" style:font-size-asian="18pt" style:font-style-asian="normal" style:font-weight-asian="normal"/>
    </style:style>
    <style:style style:name="T7" style:family="text">
      <style:text-properties style:font-name-asian="Microsoft YaHei" style:font-size-asian="18pt" style:font-weight-asian="bold"/>
    </style:style>
    <style:style style:name="T8" style:family="text">
      <style:text-properties style:font-name-asian="Microsoft YaHei" style:font-size-asian="12pt"/>
    </style:style>
    <style:style style:name="T9" style:family="text">
      <style:text-properties style:font-name-asian="Microsoft YaHei" style:font-size-asian="12pt" style:font-weight-asian="normal"/>
    </style:style>
    <style:style style:name="T10" style:family="text">
      <style:text-properties style:font-name-asian="Microsoft YaHei" style:font-size-asian="21pt" style:font-weight-asian="bold"/>
    </style:style>
    <style:style style:name="T11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2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4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5" style:family="text">
      <style:text-properties fo:color="#4d4d4d" style:font-name-asian="Microsoft YaHei" style:font-size-asian="9pt" loext:padding="0in" loext:border="none"/>
    </style:style>
    <style:style style:name="T16" style:family="text">
      <style:text-properties fo:color="#4d4d4d" style:font-name-asian="Microsoft YaHei" style:font-size-asian="12pt" style:font-weight-asian="bold" loext:padding="0in" loext:border="none"/>
    </style:style>
    <style:style style:name="T17" style:family="text">
      <style:text-properties fo:color="#4d4d4d" style:font-name-asian="Microsoft YaHei" style:font-size-asian="12pt" style:font-weight-asian="normal" loext:padding="0in" loext:border="none"/>
    </style:style>
    <style:style style:name="T18" style:family="text">
      <style:text-properties fo:color="#4d4d4d" style:font-name="Microsoft YaHei" fo:font-size="12pt" fo:font-weight="bold" loext:padding="0in" loext:border="none"/>
    </style:style>
    <style:style style:name="T19" style:family="text">
      <style:text-properties fo:color="#4d4d4d" style:font-name="Microsoft YaHei" fo:font-size="12pt" fo:font-weight="normal" loext:padding="0in" loext:border="none"/>
    </style:style>
    <style:style style:name="T20" style:family="text">
      <style:text-properties fo:color="#3399ea" style:text-line-through-style="none" style:text-line-through-type="none" style:text-underline-style="none" style:text-blinking="false" fo:background-color="transparent" loext:char-shading-value="0" style:font-name-asian="Microsoft YaHei" style:font-size-asian="9pt" loext:padding="0in" loext:border="none"/>
    </style:style>
    <style:style style:name="T21" style:family="text">
      <style:text-properties fo:color="#3399ea" style:text-line-through-style="none" style:text-line-through-type="none" style:font-name="Microsoft YaHei" fo:font-size="10.5pt" style:text-underline-style="none" style:text-blinking="false" fo:background-color="transparent" loext:char-shading-value="0" loext:padding="0in" loext:border="none"/>
    </style:style>
    <style:style style:name="T22" style:family="text">
      <style:text-properties fo:color="#4f4f4f" style:font-name="Microsoft YaHei" fo:font-size="10.5pt" fo:background-color="#f6f8fa" loext:char-shading-value="0" loext:padding="0in" loext:border="none"/>
    </style:style>
    <style:style style:name="T23" style:family="text">
      <style:text-properties fo:color="#4f4f4f" style:font-name="Source Code Pro" fo:font-size="10.5pt" fo:background-color="#f6f8fa" loext:char-shading-value="0" loext:padding="0in" loext:border="none"/>
    </style:style>
    <style:style style:name="T24" style:family="text">
      <style:text-properties fo:color="#4f4f4f" fo:background-color="#f6f8fa" loext:char-shading-value="0" style:font-name-asian="Source Code Pro" style:font-size-asian="10.5pt" loext:padding="0in" loext:border="none"/>
    </style:style>
    <style:style style:name="T25" style:family="text">
      <style:text-properties fo:color="#4f4f4f" fo:background-color="#f6f8fa" loext:char-shading-value="0" loext:padding="0in" loext:border="none"/>
    </style:style>
    <style:style style:name="T26" style:family="text">
      <style:text-properties fo:color="#000088" style:font-name="Microsoft YaHei" fo:font-size="10.5pt" fo:background-color="#f6f8fa" loext:char-shading-value="0" loext:padding="0in" loext:border="none"/>
    </style:style>
    <style:style style:name="T27" style:family="text">
      <style:text-properties fo:color="#000000" style:font-name="Source Code Pro" fo:font-size="10.5pt" officeooo:rsid="00098595" fo:background-color="#f6f8fa" loext:char-shading-value="0" loext:padding="0in" loext:border="none"/>
    </style:style>
    <style:style style:name="T28" style:family="text">
      <style:text-properties fo:color="#000000" style:font-name="Source Code Pro" fo:font-size="10.5pt" loext:padding="0in" loext:border="none"/>
    </style:style>
    <style:style style:name="T29" style:family="text">
      <style:text-properties fo:color="#880000" style:font-name="Microsoft YaHei" fo:font-size="10.5pt" fo:background-color="#f6f8fa" loext:char-shading-value="0" loext:padding="0in" loext:border="none"/>
    </style:style>
    <style:style style:name="T30" style:family="text">
      <style:text-properties fo:color="#880000" fo:background-color="#f6f8fa" loext:char-shading-value="0" style:font-name-asian="Microsoft YaHei" style:font-size-asian="10.5pt" loext:padding="0in" loext:border="none"/>
    </style:style>
    <style:style style:name="T31" style:family="text">
      <style:text-properties fo:color="#009900" style:font-name="Microsoft YaHei" fo:font-size="10.5pt" fo:background-color="#f6f8fa" loext:char-shading-value="0" loext:padding="0in" loext:border="none"/>
    </style:style>
    <style:style style:name="T32" style:family="text">
      <style:text-properties fo:color="#006666" style:font-name="Microsoft YaHei" fo:font-size="10.5pt" fo:background-color="#f6f8fa" loext:char-shading-value="0" loext:padding="0in" loext:border="none"/>
    </style:style>
    <style:style style:name="T33" style:family="text">
      <style:text-properties fo:color="#c7254e" style:font-name="Source Code Pro" fo:font-size="10.5pt" fo:font-weight="normal" fo:background-color="#f9f2f4" loext:char-shading-value="0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6">创建</text:span><text:span text:style-name="T1">sysfs</text:span><text:span text:style-name="T6">节点之</text:span><text:span text:style-name="T1">device_create_file</text:span><text:span text:style-name="T6">、</text:span><text:span text:style-name="T1">sysfs_create_group</text:span></text:h>
      <text:p text:style-name="P6"><text:span text:style-name="T11">2017</text:span><text:span text:style-name="T13">年</text:span><text:span text:style-name="T11">12</text:span><text:span text:style-name="T13">月</text:span><text:span text:style-name="T11">04</text:span><text:span text:style-name="T13">日 </text:span><text:span text:style-name="T11">22:15:30</text:span><text:span text:style-name="T12"> </text:span><text:a xlink:type="simple" xlink:href="https://me.csdn.net/Hansomewang" office:target-frame-name="_blank" xlink:show="new" text:style-name="Internet_20_link" text:visited-style-name="Visited_20_Internet_20_Link"><text:span text:style-name="T14">Hansomewang</text:span></text:a><text:span text:style-name="T12"> </text:span><text:span text:style-name="T13">阅读数 </text:span><text:span text:style-name="T11">1534</text:span></text:p>
      <text:section text:style-name="Sect1" text:name="article_content">
        <text:p text:style-name="P1"><text:span text:style-name="T15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20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21">CC 4.0 by-sa </text:span></text:a><text:span text:style-name="T15">版权协议，转载请附上原文出处链接和本声明。</text:span></text:p>
        <text:p text:style-name="P1"><text:span text:style-name="T15">本文链接：</text:span><text:a xlink:type="simple" xlink:href="https://blog.csdn.net/Hansomewang/article/details/78714236" text:style-name="Internet_20_link" text:visited-style-name="Visited_20_Internet_20_Link"><text:span text:style-name="T21">https://blog.csdn.net/Hansomewang/article/details/78714236</text:span></text:a></text:p>
        <text:section text:style-name="Sect1" text:name="content_views">
          <text:p text:style-name="P4"><text:span text:style-name="T4">sysfs</text:span><text:span text:style-name="T9">属性节点可以实现用户空间与硬件交互，如设置管教电平，设置寄存器值等，控制驱动的具体功能。下面是如何在驱动中创建设备属性节点：</text:span></text:p>
          <text:h text:style-name="P10" text:outline-level="1"><text:bookmark text:name="一devicecreatefile"/><text:bookmark text:name="t0"/><text:span text:style-name="T10">一、</text:span><text:span text:style-name="T5">device_create_file</text:span></text:h>
          <text:p text:style-name="P4"><text:span text:style-name="T4">device_create_file</text:span><text:span text:style-name="T9">用于在</text:span><text:span text:style-name="T4">sys</text:span><text:span text:style-name="T9">下创建设备的属性节点</text:span></text:p>
          <text:p text:style-name="P11"><text:span text:style-name="Source_20_Text"><text:span text:style-name="T26">int</text:span></text:span><text:span text:style-name="Source_20_Text"><text:span text:style-name="T23"> device_create_file(</text:span></text:span><text:span text:style-name="Source_20_Text"><text:span text:style-name="T26">struct</text:span></text:span><text:span text:style-name="Source_20_Text"><text:span text:style-name="T23"> device *dev, <text:s/></text:span></text:span><text:span text:style-name="Source_20_Text"><text:span text:style-name="T26">const</text:span></text:span><text:span text:style-name="Source_20_Text"><text:span text:style-name="T23"> </text:span></text:span><text:span text:style-name="Source_20_Text"><text:span text:style-name="T26">struct</text:span></text:span><text:span text:style-name="Source_20_Text"><text:span text:style-name="T23"> device_attribute *attr)</text:span></text:span></text:p>
          <text:p text:style-name="P12"/>
          <text:p text:style-name="P12"><text:span text:style-name="Source_20_Text"><text:span text:style-name="T24">注意：第一个参数为</text:span></text:span><text:span text:style-name="Source_20_Text"><text:span text:style-name="T23">device</text:span></text:span><text:span text:style-name="Source_20_Text"><text:span text:style-name="T24">型，不是</text:span></text:span><text:span text:style-name="Source_20_Text"><text:span text:style-name="T23">cdev</text:span></text:span><text:span text:style-name="Source_20_Text"><text:span text:style-name="T24">，这个参数一般使用</text:span></text:span><text:span text:style-name="Source_20_Text"><text:span text:style-name="T23">device_create()</text:span></text:span><text:span text:style-name="Source_20_Text"><text:span text:style-name="T24">的返回值</text:span></text:span></text:p>
          <text:p text:style-name="P12"><text:span text:style-name="Source_20_Text"><text:span text:style-name="T23">device_attribute : </text:span></text:span><text:span text:style-name="Source_20_Text"><text:span text:style-name="T24">使用</text:span></text:span><text:span text:style-name="Source_20_Text"><text:span text:style-name="T23">DEVICE_ATTR(_name, _mode, _show, _store)</text:span></text:span><text:span text:style-name="Source_20_Text"><text:span text:style-name="T24">初始化，注意</text:span></text:span><text:span text:style-name="Source_20_Text"><text:span text:style-name="T23">name</text:span></text:span><text:span text:style-name="Source_20_Text"><text:span text:style-name="T24">的形式</text:span></text:span></text:p>
          <text:p text:style-name="P5">现在就是要创建这个函数需要的两个参数。</text:p>
          <text:h text:style-name="P13" text:outline-level="2"><text:bookmark text:name="1-初始化属性结构体deviceattribute"/><text:bookmark text:name="t1"/><text:span text:style-name="T2">1. </text:span><text:span text:style-name="T7">初始化属性结构体</text:span><text:span text:style-name="T2">device_attribute</text:span></text:h>
          <text:p text:style-name="P2"><text:span text:style-name="Strong_20_Emphasis"><text:span text:style-name="T18">1</text:span></text:span><text:span text:style-name="Strong_20_Emphasis"><text:span text:style-name="T16">）</text:span></text:span><text:span text:style-name="Strong_20_Emphasis"><text:span text:style-name="T18">.</text:span></text:span><text:span text:style-name="Strong_20_Emphasis"><text:span text:style-name="T16">相关结构体</text:span></text:span></text:p>
          <text:p text:style-name="P11"><text:span text:style-name="Source_20_Text"><text:span text:style-name="T26">struct</text:span></text:span><text:span text:style-name="Source_20_Text"><text:span text:style-name="T23"> attribute {</text:span></text:span></text:p>
          <text:p text:style-name="P11"><text:span text:style-name="Source_20_Text"><text:span text:style-name="T25"><text:s text:c="4"/></text:span></text:span><text:span text:style-name="Source_20_Text"><text:span text:style-name="T26">const</text:span></text:span><text:span text:style-name="Source_20_Text"><text:span text:style-name="T23"> </text:span></text:span><text:span text:style-name="Source_20_Text"><text:span text:style-name="T26">char</text:span></text:span><text:span text:style-name="Source_20_Text"><text:span text:style-name="T23"> <text:s text:c="7"/>*name; <text:s text:c="10"/></text:span></text:span><text:span text:style-name="Source_20_Text"><text:span text:style-name="T29">// <text:s/></text:span></text:span><text:span text:style-name="Source_20_Text"><text:span text:style-name="T30">属性文件的名字 </text:span></text:span></text:p>
          <text:p text:style-name="P11"><text:span text:style-name="Source_20_Text"><text:span text:style-name="T25"><text:s text:c="4"/></text:span></text:span><text:span text:style-name="Source_20_Text"><text:span text:style-name="T26">struct</text:span></text:span><text:span text:style-name="Source_20_Text"><text:span text:style-name="T23"> module <text:s text:c="7"/>*owner; <text:s text:c="6"/></text:span></text:span><text:span text:style-name="Source_20_Text"><text:span text:style-name="T29">// <text:s/></text:span></text:span><text:span text:style-name="Source_20_Text"><text:span text:style-name="T30">属性文件的所有者</text:span></text:span></text:p>
          <text:p text:style-name="P12"><text:span text:style-name="Source_20_Text"><text:span text:style-name="T25"><text:s text:c="4"/></text:span></text:span><text:span text:style-name="Source_20_Text"><text:span text:style-name="T23">mode_t <text:s text:c="11"/>mode;</text:span></text:span></text:p>
          <text:p text:style-name="P11"><text:span text:style-name="Source_20_Text"><text:span text:style-name="T31">#ifdef CONFIG_DEBUG_LOCK_ALLOC</text:span></text:span></text:p>
          <text:p text:style-name="P11"><text:span text:style-name="Source_20_Text"><text:span text:style-name="T25"><text:s text:c="4"/></text:span></text:span><text:span text:style-name="Source_20_Text"><text:span text:style-name="T26">struct</text:span></text:span><text:span text:style-name="Source_20_Text"><text:span text:style-name="T23"> lock_class_key <text:s text:c="3"/>*key;</text:span></text:span></text:p>
          <text:p text:style-name="P11"><text:span text:style-name="Source_20_Text"><text:span text:style-name="T25"><text:s text:c="4"/></text:span></text:span><text:span text:style-name="Source_20_Text"><text:span text:style-name="T26">struct</text:span></text:span><text:span text:style-name="Source_20_Text"><text:span text:style-name="T23"> lock_class_key <text:s text:c="3"/>skey;</text:span></text:span></text:p>
          <text:p text:style-name="P11"><text:span text:style-name="Source_20_Text"><text:span text:style-name="T31">#endif</text:span></text:span></text:p>
          <text:p text:style-name="P12"><text:span text:style-name="Source_20_Text"><text:span text:style-name="T23">};</text:span></text:span><text:span text:style-name="T28">123456789</text:span></text:p>
          <text:p text:style-name="P11"><text:span text:style-name="Source_20_Text"><text:span text:style-name="T26">struct</text:span></text:span><text:span text:style-name="Source_20_Text"><text:span text:style-name="T23"> device_attribute {</text:span></text:span></text:p>
          <text:p text:style-name="P11"><text:span text:style-name="Source_20_Text"><text:span text:style-name="T25"><text:s text:c="4"/></text:span></text:span><text:span text:style-name="Source_20_Text"><text:span text:style-name="T26">struct</text:span></text:span><text:span text:style-name="Source_20_Text"><text:span text:style-name="T23"> attribute <text:s text:c="3"/>attr; <text:s text:c="29"/></text:span></text:span><text:span text:style-name="Source_20_Text"><text:span text:style-name="T29">// <text:s/></text:span></text:span><text:span text:style-name="Source_20_Text"><text:span text:style-name="T30">内置的</text:span></text:span><text:span text:style-name="Source_20_Text"><text:span text:style-name="T29">attribute </text:span></text:span><text:span text:style-name="Source_20_Text"><text:span text:style-name="T30">结构体</text:span></text:span></text:p>
          <text:p text:style-name="P11"><text:span text:style-name="Source_20_Text"><text:span text:style-name="T25"><text:s text:c="4"/></text:span></text:span><text:span text:style-name="Source_20_Text"><text:span text:style-name="T23">ssize_t (*show)(</text:span></text:span><text:span text:style-name="Source_20_Text"><text:span text:style-name="T26">struct</text:span></text:span><text:span text:style-name="Source_20_Text"><text:span text:style-name="T23"> device *dev, </text:span></text:span><text:span text:style-name="Source_20_Text"><text:span text:style-name="T26">struct</text:span></text:span><text:span text:style-name="Source_20_Text"><text:span text:style-name="T23"> device_attribute *attr, <text:s text:c="2"/></text:span></text:span><text:span text:style-name="Source_20_Text"><text:span text:style-name="T29">//</text:span></text:span><text:span text:style-name="Source_20_Text"><text:span text:style-name="T30">属性文件的</text:span></text:span><text:span text:style-name="Source_20_Text"><text:span text:style-name="T29">show</text:span></text:span><text:span text:style-name="Source_20_Text"><text:span text:style-name="T30">方法</text:span></text:span><text:span text:style-name="Source_20_Text"><text:span text:style-name="T29">(</text:span></text:span><text:span text:style-name="Source_20_Text"><text:span text:style-name="T30">也就是读</text:span></text:span><text:span text:style-name="Source_20_Text"><text:span text:style-name="T29">)</text:span></text:span></text:p>
          <text:p text:style-name="P11"><text:span text:style-name="Source_20_Text"><text:span text:style-name="T25"><text:s text:c="12"/></text:span></text:span><text:span text:style-name="Source_20_Text"><text:span text:style-name="T26">char</text:span></text:span><text:span text:style-name="Source_20_Text"><text:span text:style-name="T23"> *buf);</text:span></text:span></text:p>
          <text:p text:style-name="P11"><text:span text:style-name="Source_20_Text"><text:span text:style-name="T25"><text:s text:c="4"/></text:span></text:span><text:span text:style-name="Source_20_Text"><text:span text:style-name="T23">ssize_t (*store)(</text:span></text:span><text:span text:style-name="Source_20_Text"><text:span text:style-name="T26">struct</text:span></text:span><text:span text:style-name="Source_20_Text"><text:span text:style-name="T23"> device *dev, </text:span></text:span><text:span text:style-name="Source_20_Text"><text:span text:style-name="T26">struct</text:span></text:span><text:span text:style-name="Source_20_Text"><text:span text:style-name="T23"> device_attribute *attr, <text:s/></text:span></text:span><text:span text:style-name="Source_20_Text"><text:span text:style-name="T29">//</text:span></text:span><text:span text:style-name="Source_20_Text"><text:span text:style-name="T30">属性文件的</text:span></text:span><text:span text:style-name="Source_20_Text"><text:span text:style-name="T29">store</text:span></text:span><text:span text:style-name="Source_20_Text"><text:span text:style-name="T30">方法</text:span></text:span><text:span text:style-name="Source_20_Text"><text:span text:style-name="T29">(</text:span></text:span><text:span text:style-name="Source_20_Text"><text:span text:style-name="T30">也就是写</text:span></text:span><text:span text:style-name="Source_20_Text"><text:span text:style-name="T29">)</text:span></text:span></text:p>
          <text:p text:style-name="P11"><text:span text:style-name="Source_20_Text"><text:span text:style-name="T25"><text:s text:c="13"/></text:span></text:span><text:span text:style-name="Source_20_Text"><text:span text:style-name="T26">const</text:span></text:span><text:span text:style-name="Source_20_Text"><text:span text:style-name="T23"> </text:span></text:span><text:span text:style-name="Source_20_Text"><text:span text:style-name="T26">char</text:span></text:span><text:span text:style-name="Source_20_Text"><text:span text:style-name="T23"> *buf, size_t count);</text:span></text:span></text:p>
          <text:p text:style-name="P12"><text:span text:style-name="Source_20_Text"><text:span text:style-name="T23">};</text:span></text:span></text:p>
          <text:p text:style-name="P2"><text:span text:style-name="Strong_20_Emphasis"><text:span text:style-name="T18">2). </text:span></text:span><text:span text:style-name="Strong_20_Emphasis"><text:span text:style-name="T16">初始化</text:span></text:span><text:span text:style-name="Strong_20_Emphasis"><text:span text:style-name="T18">device_attribute</text:span></text:span><text:span text:style-name="Strong_20_Emphasis"><text:span text:style-name="T16">结构体</text:span></text:span></text:p>
          <text:list xml:id="list5019186649682372638" text:style-name="L1">
            <text:list-item>
              <text:p text:style-name="P7"><text:soft-page-break/><text:span text:style-name="T8">使用</text:span><text:span text:style-name="T3">DEVICE_ATTR</text:span><text:span text:style-name="T8">初始化</text:span><text:span text:style-name="T3">device_attribute</text:span></text:p>
            </text:list-item>
          </text:list>
          <text:p text:style-name="P11"><text:span text:style-name="Source_20_Text"><text:span text:style-name="T23">DEVICE_ATTR(_name, _mode, _show, _store)</text:span></text:span></text:p>
          <text:p text:style-name="P12"/>
          <text:p text:style-name="P12"><text:span text:style-name="Source_20_Text"><text:span text:style-name="T23">_name</text:span></text:span><text:span text:style-name="Source_20_Text"><text:span text:style-name="T24">：名称，也就是将在</text:span></text:span><text:span text:style-name="Source_20_Text"><text:span text:style-name="T23">sysfs</text:span></text:span><text:span text:style-name="Source_20_Text"><text:span text:style-name="T24">中生成的文件名称。</text:span></text:span></text:p>
          <text:p text:style-name="P11"><text:span text:style-name="Source_20_Text"><text:span text:style-name="T23">_mode</text:span></text:span><text:span text:style-name="Source_20_Text"><text:span text:style-name="T24">：上述文件的访问权限，与普通文件相同，</text:span></text:span><text:span text:style-name="Source_20_Text"><text:span text:style-name="T23">UGO</text:span></text:span><text:span text:style-name="Source_20_Text"><text:span text:style-name="T24">的格式。只读</text:span></text:span><text:span text:style-name="Source_20_Text"><text:span text:style-name="T32">0444</text:span></text:span><text:span text:style-name="Source_20_Text"><text:span text:style-name="T24">，只写</text:span></text:span><text:span text:style-name="Source_20_Text"><text:span text:style-name="T32">0222</text:span></text:span><text:span text:style-name="Source_20_Text"><text:span text:style-name="T24">，或者读写都行的</text:span></text:span><text:span text:style-name="Source_20_Text"><text:span text:style-name="T32">0666</text:span></text:span><text:span text:style-name="Source_20_Text"><text:span text:style-name="T24">。</text:span></text:span></text:p>
          <text:p text:style-name="P12"><text:span text:style-name="Source_20_Text"><text:span text:style-name="T23">_show</text:span></text:span><text:span text:style-name="Source_20_Text"><text:span text:style-name="T24">：显示函数，</text:span></text:span><text:span text:style-name="Source_20_Text"><text:span text:style-name="T23">cat</text:span></text:span><text:span text:style-name="Source_20_Text"><text:span text:style-name="T24">该文件时，此函数被调用。</text:span></text:span></text:p>
          <text:p text:style-name="P11"><text:span text:style-name="Source_20_Text"><text:span text:style-name="T23">_store</text:span></text:span><text:span text:style-name="Source_20_Text"><text:span text:style-name="T24">：写函数，</text:span></text:span><text:span text:style-name="Source_20_Text"><text:span text:style-name="T22">echo</text:span></text:span><text:span text:style-name="Source_20_Text"><text:span text:style-name="T24">内容到该文件时，此函数被调用</text:span></text:span><text:span text:style-name="T28">123456</text:span></text:p>
          <text:p text:style-name="P5">宏定义：</text:p>
          <text:p text:style-name="P11"><text:span text:style-name="Source_20_Text"><text:span text:style-name="T31">#define DEVICE_ATTR(_name, _mode, _show, _store) <text:s text:c="2"/>\</text:span></text:span></text:p>
          <text:p text:style-name="P11"><text:span text:style-name="Source_20_Text"><text:span text:style-name="T25"><text:s text:c="3"/></text:span></text:span><text:span text:style-name="Source_20_Text"><text:span text:style-name="T23">struct device_attribute dev_attr_</text:span></text:span><text:span text:style-name="Source_20_Text"><text:span text:style-name="T31">##_name = __ATTR(_name, _mode, _show, _store)</text:span></text:span></text:p>
          <text:p text:style-name="P12"/>
          <text:p text:style-name="P11"><text:span text:style-name="Source_20_Text"><text:span text:style-name="T31">#define __ATTR(_name,_mode,_show,_store) { \</text:span></text:span></text:p>
          <text:p text:style-name="P11"><text:span text:style-name="Source_20_Text"><text:span text:style-name="T25"><text:s text:c="3"/></text:span></text:span><text:span text:style-name="Source_20_Text"><text:span text:style-name="T31">.attr</text:span></text:span><text:span text:style-name="Source_20_Text"><text:span text:style-name="T23"> = {</text:span></text:span><text:span text:style-name="Source_20_Text"><text:span text:style-name="T31">.name</text:span></text:span><text:span text:style-name="Source_20_Text"><text:span text:style-name="T23"> = __stringify(_name), </text:span></text:span><text:span text:style-name="Source_20_Text"><text:span text:style-name="T31">.mode</text:span></text:span><text:span text:style-name="Source_20_Text"><text:span text:style-name="T23"> = _mode }, \</text:span></text:span></text:p>
          <text:p text:style-name="P11"><text:span text:style-name="Source_20_Text"><text:span text:style-name="T25"><text:s text:c="3"/></text:span></text:span><text:span text:style-name="Source_20_Text"><text:span text:style-name="T31">.show</text:span></text:span><text:span text:style-name="Source_20_Text"><text:span text:style-name="T23"> = _show,</text:span></text:span></text:p>
          <text:p text:style-name="P11"><text:span text:style-name="Source_20_Text"><text:span text:style-name="T25"><text:s text:c="3"/></text:span></text:span><text:span text:style-name="Source_20_Text"><text:span text:style-name="T31">.store</text:span></text:span><text:span text:style-name="Source_20_Text"><text:span text:style-name="T23"> = _store,}</text:span></text:span></text:p>
          <text:p text:style-name="P4"><text:span text:style-name="T9">可以发现</text:span><text:span text:style-name="T4">DEVICE_ATTR</text:span><text:span text:style-name="T9">就是初始化了结构体</text:span><text:span text:style-name="T4">device_attribute</text:span><text:span text:style-name="T9">，下面是实例：</text:span></text:p>
          <text:p text:style-name="P11"><text:span text:style-name="Source_20_Text"><text:span text:style-name="T22">static</text:span></text:span><text:span text:style-name="Source_20_Text"><text:span text:style-name="T23"> </text:span></text:span><text:span text:style-name="Source_20_Text"><text:span text:style-name="T22">DEVICE_ATTR(demo, (S_IRUGO | S_IWUSR | S_IWGRP)</text:span></text:span><text:span text:style-name="Source_20_Text"><text:span text:style-name="T23">,demo_show,demo_store);</text:span></text:span></text:p>
          <text:p text:style-name="P11"><text:span text:style-name="Source_20_Text"><text:span text:style-name="T22">static</text:span></text:span><text:span text:style-name="Source_20_Text"><text:span text:style-name="T23"> </text:span></text:span><text:span text:style-name="Source_20_Text"><text:span text:style-name="T22">DEVICE_ATTR(demo, </text:span></text:span><text:span text:style-name="Source_20_Text"><text:span text:style-name="T32">0444</text:span></text:span><text:span text:style-name="Source_20_Text"><text:span text:style-name="T22">,demo_show,NULL)</text:span></text:span><text:span text:style-name="Source_20_Text"><text:span text:style-name="T23">;</text:span></text:span><text:span text:style-name="T28">12</text:span></text:p>
          <text:p text:style-name="P4"><text:span text:style-name="T4">**</text:span><text:span text:style-name="T9">注意：</text:span><text:span text:style-name="T4">**mode</text:span><text:span text:style-name="T9">可以直接定义成只读</text:span><text:span text:style-name="T4">0444</text:span><text:span text:style-name="T9">，只写</text:span><text:span text:style-name="T4">0222</text:span><text:span text:style-name="T9">，或者读写都行的</text:span><text:span text:style-name="T4">0666</text:span><text:span text:style-name="T9">。。</text:span><text:span text:style-name="T4"><text:line-break/>_show</text:span><text:span text:style-name="T9">和</text:span><text:span text:style-name="T4">_store</text:span><text:span text:style-name="T9">函数当没有的时候用</text:span><text:span text:style-name="T4">NULL</text:span><text:span text:style-name="T9">赋值，对函数的名称和内容没有具体要求，甚至可以和别的属性相同。</text:span></text:p>
          <text:list xml:id="list1902779083108949991" text:style-name="L2">
            <text:list-item>
              <text:p text:style-name="P8"><text:span text:style-name="T8">直接赋值</text:span><text:span text:style-name="T3">device_attribute</text:span><text:span text:style-name="T8">结构体</text:span><text:span text:style-name="T3"><text:line-break/></text:span><text:span text:style-name="T8">直接赋值</text:span><text:span text:style-name="T3">device_attribute</text:span><text:span text:style-name="T8">结构体代码示例：</text:span></text:p>
            </text:list-item>
          </text:list>
          <text:p text:style-name="P11"><text:span text:style-name="Source_20_Text"><text:span text:style-name="T23">static struct device_attribute dev_attr_demo = {</text:span></text:span></text:p>
          <text:p text:style-name="P11"><text:span text:style-name="Source_20_Text"><text:span text:style-name="T25"><text:s text:c="4"/></text:span></text:span><text:span text:style-name="Source_20_Text"><text:span text:style-name="T31">.attr</text:span></text:span><text:span text:style-name="Source_20_Text"><text:span text:style-name="T23"> = {</text:span></text:span></text:p>
          <text:p text:style-name="P11"><text:span text:style-name="Source_20_Text"><text:span text:style-name="T25"><text:s text:c="8"/></text:span></text:span><text:span text:style-name="Source_20_Text"><text:span text:style-name="T31">.name</text:span></text:span><text:span text:style-name="Source_20_Text"><text:span text:style-name="T23"> = </text:span></text:span><text:span text:style-name="Source_20_Text"><text:span text:style-name="T31">"demo"</text:span></text:span><text:span text:style-name="Source_20_Text"><text:span text:style-name="T23">, </text:span></text:span></text:p>
          <text:p text:style-name="P11"><text:span text:style-name="Source_20_Text"><text:span text:style-name="T25"><text:s text:c="8"/></text:span></text:span><text:span text:style-name="Source_20_Text"><text:span text:style-name="T31">.mode</text:span></text:span><text:span text:style-name="Source_20_Text"><text:span text:style-name="T23"> = (S_IRUGO | S_IWUSR) </text:span></text:span></text:p>
          <text:p text:style-name="P12"><text:span text:style-name="Source_20_Text"><text:span text:style-name="T25"><text:s text:c="4"/></text:span></text:span><text:span text:style-name="Source_20_Text"><text:span text:style-name="T23">},</text:span></text:span></text:p>
          <text:p text:style-name="P11"><text:span text:style-name="Source_20_Text"><text:span text:style-name="T25"><text:s text:c="4"/></text:span></text:span><text:span text:style-name="Source_20_Text"><text:span text:style-name="T31">.show</text:span></text:span><text:span text:style-name="Source_20_Text"><text:span text:style-name="T23"> = demo_show,</text:span></text:span></text:p>
          <text:p text:style-name="P11"><text:span text:style-name="Source_20_Text"><text:span text:style-name="T25"><text:s text:c="4"/></text:span></text:span><text:span text:style-name="Source_20_Text"><text:span text:style-name="T31">.store</text:span></text:span><text:span text:style-name="Source_20_Text"><text:span text:style-name="T23"> = demo_store,</text:span></text:span></text:p>
          <text:p text:style-name="P11"><text:span text:style-name="Source_20_Text"><text:span text:style-name="T23">}</text:span></text:span><text:span text:style-name="Source_20_Text"><text:span text:style-name="T29">;</text:span></text:span></text:p>
          <text:h text:style-name="P13" text:outline-level="2"><text:bookmark text:name="2-构建-struct-device-dev-参数"/><text:bookmark text:name="t2"/><text:span text:style-name="T2">2. </text:span><text:span text:style-name="T7">构建 </text:span><text:span text:style-name="T2">struct device *dev </text:span><text:span text:style-name="T7">参数</text:span></text:h>
          <text:p text:style-name="P2"><text:span text:style-name="Strong_20_Emphasis"><text:span text:style-name="T18">1). </text:span></text:span><text:span text:style-name="Strong_20_Emphasis"><text:span text:style-name="T16">没有总线的字符设备驱动</text:span></text:span></text:p>
          <text:p text:style-name="P11"><text:span text:style-name="Source_20_Text"><text:span text:style-name="T26">struct</text:span></text:span><text:span text:style-name="Source_20_Text"><text:span text:style-name="T23"> </text:span></text:span><text:span text:style-name="Source_20_Text"><text:span text:style-name="T26">class</text:span></text:span><text:span text:style-name="Source_20_Text"><text:span text:style-name="T23"> *class_create(</text:span></text:span><text:span text:style-name="Source_20_Text"><text:span text:style-name="T26">struct</text:span></text:span><text:span text:style-name="Source_20_Text"><text:span text:style-name="T23"> </text:span></text:span><text:span text:style-name="Source_20_Text"><text:span text:style-name="T26">module</text:span></text:span><text:span text:style-name="Source_20_Text"><text:span text:style-name="T23"> *owner, </text:span></text:span><text:span text:style-name="Source_20_Text"><text:span text:style-name="T26">const</text:span></text:span><text:span text:style-name="Source_20_Text"><text:span text:style-name="T23"> </text:span></text:span><text:span text:style-name="Source_20_Text"><text:span text:style-name="T22">char</text:span></text:span><text:span text:style-name="Source_20_Text"><text:span text:style-name="T23"> *name)</text:span></text:span><text:span text:style-name="T28">1</text:span></text:p>
          <text:p text:style-name="P4"><text:span text:style-name="T9">参数：</text:span><text:span text:style-name="T4"><text:line-break/>owner : </text:span><text:span text:style-name="T9">一般为 </text:span><text:span text:style-name="T4">THIS_MODULE<text:line-break/></text:span><text:soft-page-break/><text:span text:style-name="T4">name </text:span><text:span text:style-name="T9">： 创建的</text:span><text:span text:style-name="T4">class</text:span><text:span text:style-name="T9">类名</text:span><text:span text:style-name="T4"><text:line-break/></text:span><text:span text:style-name="T9">对应是在</text:span><text:span text:style-name="T4">/sys/class/</text:span><text:span text:style-name="T9">下创建类目录</text:span></text:p>
          <text:p text:style-name="P11"><text:span text:style-name="Source_20_Text"><text:span text:style-name="T23">struct class_device *device_create(struct class <text:s text:c="7"/>*cls,</text:span></text:span></text:p>
          <text:p text:style-name="P12"><text:span text:style-name="Source_20_Text"><text:span text:style-name="T25"><text:s text:c="41"/></text:span></text:span><text:span text:style-name="Source_20_Text"><text:span text:style-name="T23">struct class_device *parent,</text:span></text:span></text:p>
          <text:p text:style-name="P12"><text:span text:style-name="Source_20_Text"><text:span text:style-name="T25"><text:s text:c="41"/></text:span></text:span><text:span text:style-name="Source_20_Text"><text:span text:style-name="T23">dev_t <text:s text:c="14"/>devt,</text:span></text:span></text:p>
          <text:p text:style-name="P12"><text:span text:style-name="Source_20_Text"><text:span text:style-name="T25"><text:s text:c="41"/></text:span></text:span><text:span text:style-name="Source_20_Text"><text:span text:style-name="T23">void <text:s text:c="6"/>*drvdata,</text:span></text:span></text:p>
          <text:p text:style-name="P11"><text:span text:style-name="Source_20_Text"><text:span text:style-name="T25"><text:s text:c="41"/></text:span></text:span><text:span text:style-name="Source_20_Text"><text:span text:style-name="T23">const char <text:s text:c="9"/>*fmt, </text:span></text:span><text:span text:style-name="Source_20_Text"><text:span text:style-name="T26">...</text:span></text:span><text:span text:style-name="Source_20_Text"><text:span text:style-name="T23">)</text:span></text:span></text:p>
          <text:p text:style-name="P12"/>
          <text:p text:style-name="P12"><text:span text:style-name="Source_20_Text"><text:span text:style-name="T23">struct class</text:span></text:span><text:span text:style-name="Source_20_Text"><text:span text:style-name="T24">： </text:span></text:span><text:span text:style-name="Source_20_Text"><text:span text:style-name="T23">class_create()</text:span></text:span><text:span text:style-name="Source_20_Text"><text:span text:style-name="T24">返回值，必须在本函数调用之前先被创建</text:span></text:span></text:p>
          <text:p text:style-name="P12"><text:span text:style-name="Source_20_Text"><text:span text:style-name="T23">parent</text:span></text:span><text:span text:style-name="Source_20_Text"><text:span text:style-name="T24">：父节点指针</text:span></text:span></text:p>
          <text:p text:style-name="P11"><text:span text:style-name="Source_20_Text"><text:span text:style-name="T23">devt</text:span></text:span><text:span text:style-name="Source_20_Text"><text:span text:style-name="T24">：设备号，如果</text:span></text:span><text:span text:style-name="Source_20_Text"><text:span text:style-name="T23">devt</text:span></text:span><text:span text:style-name="Source_20_Text"><text:span text:style-name="T24">不为</text:span></text:span><text:span text:style-name="Source_20_Text"><text:span text:style-name="T32">0</text:span></text:span><text:span text:style-name="Source_20_Text"><text:span text:style-name="T24">，创建设备文件</text:span></text:span></text:p>
          <text:p text:style-name="P12"><text:span text:style-name="Source_20_Text"><text:span text:style-name="T23">drvdata</text:span></text:span><text:span text:style-name="Source_20_Text"><text:span text:style-name="T24">：被添加到该设备回调的数据</text:span></text:span></text:p>
          <text:p text:style-name="P12"><text:span text:style-name="Source_20_Text"><text:span text:style-name="T23">fmt</text:span></text:span><text:span text:style-name="Source_20_Text"><text:span text:style-name="T24">：设备名称</text:span></text:span></text:p>
          <text:p text:style-name="P3"><text:span text:style-name="T17">对应是在</text:span><text:span text:style-name="T19">/dev/</text:span><text:span text:style-name="T17">下创建设备节点</text:span><text:span text:style-name="T19"><text:line-break/></text:span><text:span text:style-name="T17">例子：</text:span><text:span text:style-name="Source_20_Text"><text:span text:style-name="T33">device_create(demo_class, NULL, MKDEV(tmp_major, 0), NULL, "demo");</text:span></text:span></text:p>
          <text:p text:style-name="P2"><text:span text:style-name="Strong_20_Emphasis"><text:span text:style-name="T16">注意：</text:span></text:span><text:span text:style-name="T17">在删除模块的时候要使用以下两个函数删除创建的文件</text:span></text:p>
          <text:p text:style-name="P11"><text:span text:style-name="Source_20_Text"><text:span text:style-name="T23">device_destroy(struct </text:span></text:span><text:span text:style-name="Source_20_Text"><text:span text:style-name="T26">class</text:span></text:span><text:span text:style-name="Source_20_Text"><text:span text:style-name="T22"> *cls, dev_t devt);</text:span></text:span></text:p>
          <text:p text:style-name="P11"><text:span text:style-name="Source_20_Text"><text:span text:style-name="T23">class_destroy(struct </text:span></text:span><text:span text:style-name="Source_20_Text"><text:span text:style-name="T26">class</text:span></text:span><text:span text:style-name="Source_20_Text"><text:span text:style-name="T22"> *cls);</text:span></text:span></text:p>
          <text:p text:style-name="P12"/>
          <text:p text:style-name="P12"><text:span text:style-name="Source_20_Text"><text:span text:style-name="T24">注意两个函数的调用顺序</text:span></text:span></text:p>
          <text:p text:style-name="P2"><text:span text:style-name="Strong_20_Emphasis"><text:span text:style-name="T18">2). platform</text:span></text:span><text:span text:style-name="Strong_20_Emphasis"><text:span text:style-name="T16">总线驱动</text:span></text:span></text:p>
          <text:p text:style-name="P4"><text:span text:style-name="T9">直接在</text:span><text:span text:style-name="T4">probe</text:span><text:span text:style-name="T9">函数中调用</text:span><text:span text:style-name="T4">device_create_file</text:span><text:span text:style-name="T9">创建属性节点。</text:span><text:span text:style-name="T4"><text:line-break/></text:span><text:span text:style-name="T9">代码示例：</text:span></text:p>
          <text:p text:style-name="P11"><text:span text:style-name="Source_20_Text"><text:span text:style-name="T23">static DEVICE_ATTR(led, S_IWUSR </text:span></text:span><text:span text:style-name="Source_20_Text"><text:span text:style-name="T22">|</text:span></text:span><text:span text:style-name="Source_20_Text"><text:span text:style-name="T23"> S_IRUGO, </text:span></text:span><text:span text:style-name="Source_20_Text"><text:span text:style-name="T22">NULL</text:span></text:span><text:span text:style-name="Source_20_Text"><text:span text:style-name="T23">, led_action_store);</text:span></text:span></text:p>
          <text:p text:style-name="P11"><text:span text:style-name="Source_20_Text"><text:span text:style-name="T23">static int __devinit demo_probe(struct platform_device </text:span></text:span><text:span text:style-name="Source_20_Text"><text:span text:style-name="T22">*</text:span></text:span><text:span text:style-name="Source_20_Text"><text:span text:style-name="T23">pdev)</text:span></text:span></text:p>
          <text:p text:style-name="P12"><text:span text:style-name="Source_20_Text"><text:span text:style-name="T23">{</text:span></text:span></text:p>
          <text:p text:style-name="P11"><text:span text:style-name="Source_20_Text"><text:span text:style-name="T25"><text:s text:c="4"/></text:span></text:span><text:span text:style-name="Source_20_Text"><text:span text:style-name="T23">int ret </text:span></text:span><text:span text:style-name="Source_20_Text"><text:span text:style-name="T22">=</text:span></text:span><text:span text:style-name="Source_20_Text"><text:span text:style-name="T23"> </text:span></text:span><text:span text:style-name="Source_20_Text"><text:span text:style-name="T32">0</text:span></text:span><text:span text:style-name="Source_20_Text"><text:span text:style-name="T23">;</text:span></text:span></text:p>
          <text:p text:style-name="P12"/>
          <text:p text:style-name="P11"><text:span text:style-name="Source_20_Text"><text:span text:style-name="T25"><text:s text:c="4"/></text:span></text:span><text:span text:style-name="Source_20_Text"><text:span text:style-name="T29">/* led gpio init. */</text:span></text:span></text:p>
          <text:p text:style-name="P11"><text:span text:style-name="Source_20_Text"><text:span text:style-name="T25"><text:s text:c="8"/></text:span></text:span><text:span text:style-name="Source_20_Text"><text:span text:style-name="T22">..................</text:span></text:span></text:p>
          <text:p text:style-name="P11"><text:span text:style-name="Source_20_Text"><text:span text:style-name="T25"><text:s text:c="4"/></text:span></text:span><text:span text:style-name="Source_20_Text"><text:span text:style-name="T23">ret </text:span></text:span><text:span text:style-name="Source_20_Text"><text:span text:style-name="T22">=</text:span></text:span><text:span text:style-name="Source_20_Text"><text:span text:style-name="T23"> device_create_file(</text:span></text:span><text:span text:style-name="Source_20_Text"><text:span text:style-name="T22">&amp;</text:span></text:span><text:span text:style-name="Source_20_Text"><text:span text:style-name="T23">pdev</text:span></text:span><text:span text:style-name="Source_20_Text"><text:span text:style-name="T22">-&gt;</text:span></text:span><text:span text:style-name="Source_20_Text"><text:span text:style-name="T23">dev, </text:span></text:span><text:span text:style-name="Source_20_Text"><text:span text:style-name="T22">&amp;</text:span></text:span><text:span text:style-name="Source_20_Text"><text:span text:style-name="T23">dev_attr_demo);</text:span></text:span></text:p>
          <text:p text:style-name="P11"><text:span text:style-name="Source_20_Text"><text:span text:style-name="T25"><text:s text:c="4"/></text:span></text:span><text:span text:style-name="Source_20_Text"><text:span text:style-name="T26">if</text:span></text:span><text:span text:style-name="Source_20_Text"><text:span text:style-name="T23"> (ret)</text:span></text:span></text:p>
          <text:p text:style-name="P11"><text:span text:style-name="Source_20_Text"><text:span text:style-name="T25"><text:s text:c="8"/></text:span></text:span><text:span text:style-name="Source_20_Text"><text:span text:style-name="T26">return</text:span></text:span><text:span text:style-name="Source_20_Text"><text:span text:style-name="T23"> ret;</text:span></text:span></text:p>
          <text:p text:style-name="P12"/>
          <text:p text:style-name="P11"><text:span text:style-name="Source_20_Text"><text:span text:style-name="T25"><text:s text:c="4"/></text:span></text:span><text:span text:style-name="Source_20_Text"><text:span text:style-name="T26">return</text:span></text:span><text:span text:style-name="Source_20_Text"><text:span text:style-name="T23"> </text:span></text:span><text:span text:style-name="Source_20_Text"><text:span text:style-name="T32">0</text:span></text:span><text:span text:style-name="Source_20_Text"><text:span text:style-name="T23">;</text:span></text:span></text:p>
          <text:p text:style-name="P12"><text:span text:style-name="Source_20_Text"><text:span text:style-name="T23">}</text:span></text:span></text:p>
          <text:h text:style-name="P13" text:outline-level="2"><text:bookmark text:name="3代码示例没有总线的字符设备驱动"/><text:bookmark text:name="t3"/><text:span text:style-name="T2">3.</text:span><text:span text:style-name="T7">代码示例（没有总线的字符设备驱动）</text:span></text:h>
          <text:p text:style-name="P11"><text:span text:style-name="Source_20_Text"><text:span text:style-name="T22">.......................</text:span></text:span></text:p>
          <text:p text:style-name="P11"><text:span text:style-name="Source_20_Text"><text:span text:style-name="T23">static ssize_t demo_show(struct device </text:span></text:span><text:span text:style-name="Source_20_Text"><text:span text:style-name="T22">*</text:span></text:span><text:span text:style-name="Source_20_Text"><text:span text:style-name="T23">dev, struct device_attribute </text:span></text:span><text:span text:style-name="Source_20_Text"><text:span text:style-name="T22">*</text:span></text:span><text:span text:style-name="Source_20_Text"><text:span text:style-name="T23">attr, char </text:span></text:span><text:span text:style-name="Source_20_Text"><text:span text:style-name="T22">*</text:span></text:span><text:span text:style-name="Source_20_Text"><text:span text:style-name="T23">buf)</text:span></text:span></text:p>
          <text:p text:style-name="P12"><text:soft-page-break/><text:span text:style-name="Source_20_Text"><text:span text:style-name="T23">{</text:span></text:span></text:p>
          <text:p text:style-name="P11"><text:span text:style-name="Source_20_Text"><text:span text:style-name="T25"><text:s text:c="4"/></text:span></text:span><text:span text:style-name="Source_20_Text"><text:span text:style-name="T23">sprintf(buf,</text:span></text:span><text:span text:style-name="Source_20_Text"><text:span text:style-name="T31">"read,demo temp is %d\n"</text:span></text:span><text:span text:style-name="Source_20_Text"><text:span text:style-name="T23">,temp); <text:s/></text:span></text:span><text:span text:style-name="Source_20_Text"><text:span text:style-name="T29">/*</text:span></text:span><text:span text:style-name="Source_20_Text"><text:span text:style-name="T30">将“</text:span></text:span><text:span text:style-name="Source_20_Text"><text:span text:style-name="T29">read,demo temp is %d”</text:span></text:span><text:span text:style-name="Source_20_Text"><text:span text:style-name="T30">写入</text:span></text:span><text:span text:style-name="Source_20_Text"><text:span text:style-name="T29">buf</text:span></text:span><text:span text:style-name="Source_20_Text"><text:span text:style-name="T30">中，</text:span></text:span><text:span text:style-name="Source_20_Text"><text:span text:style-name="T29">%d</text:span></text:span><text:span text:style-name="Source_20_Text"><text:span text:style-name="T30">是</text:span></text:span><text:span text:style-name="Source_20_Text"><text:span text:style-name="T29">temp</text:span></text:span><text:span text:style-name="Source_20_Text"><text:span text:style-name="T30">的值</text:span></text:span><text:span text:style-name="Source_20_Text"><text:span text:style-name="T29">*/</text:span></text:span></text:p>
          <text:p text:style-name="P11"><text:span text:style-name="Source_20_Text"><text:span text:style-name="T25"><text:s text:c="4"/></text:span></text:span><text:span text:style-name="Source_20_Text"><text:span text:style-name="T26">return</text:span></text:span><text:span text:style-name="Source_20_Text"><text:span text:style-name="T23"> </text:span></text:span><text:span text:style-name="Source_20_Text"><text:span text:style-name="T32">0</text:span></text:span><text:span text:style-name="Source_20_Text"><text:span text:style-name="T23">;</text:span></text:span></text:p>
          <text:p text:style-name="P12"><text:span text:style-name="Source_20_Text"><text:span text:style-name="T23">}</text:span></text:span></text:p>
          <text:p text:style-name="P12"/>
          <text:p text:style-name="P11"><text:span text:style-name="Source_20_Text"><text:span text:style-name="T23">static ssize_t demo_store(struct device </text:span></text:span><text:span text:style-name="Source_20_Text"><text:span text:style-name="T22">*</text:span></text:span><text:span text:style-name="Source_20_Text"><text:span text:style-name="T23">dev, struct device_attribute </text:span></text:span><text:span text:style-name="Source_20_Text"><text:span text:style-name="T22">*</text:span></text:span><text:span text:style-name="Source_20_Text"><text:span text:style-name="T23">attr,const char </text:span></text:span><text:span text:style-name="Source_20_Text"><text:span text:style-name="T22">*</text:span></text:span><text:span text:style-name="Source_20_Text"><text:span text:style-name="T23">buf, size_t size)</text:span></text:span></text:p>
          <text:p text:style-name="P12"><text:span text:style-name="Source_20_Text"><text:span text:style-name="T23">{</text:span></text:span></text:p>
          <text:p text:style-name="P11"><text:span text:style-name="Source_20_Text"><text:span text:style-name="T25"><text:s text:c="4"/></text:span></text:span><text:span text:style-name="Source_20_Text"><text:span text:style-name="T23">sscanf(buf, </text:span></text:span><text:span text:style-name="Source_20_Text"><text:span text:style-name="T31">"%d"</text:span></text:span><text:span text:style-name="Source_20_Text"><text:span text:style-name="T23">, </text:span></text:span><text:span text:style-name="Source_20_Text"><text:span text:style-name="T22">&amp;</text:span></text:span><text:span text:style-name="Source_20_Text"><text:span text:style-name="T23">temp); <text:s/></text:span></text:span><text:span text:style-name="Source_20_Text"><text:span text:style-name="T29">/*</text:span></text:span><text:span text:style-name="Source_20_Text"><text:span text:style-name="T30">将</text:span></text:span><text:span text:style-name="Source_20_Text"><text:span text:style-name="T29">buf</text:span></text:span><text:span text:style-name="Source_20_Text"><text:span text:style-name="T30">中的值以</text:span></text:span><text:span text:style-name="Source_20_Text"><text:span text:style-name="T29">%d</text:span></text:span><text:span text:style-name="Source_20_Text"><text:span text:style-name="T30">的形式赋值给</text:span></text:span><text:span text:style-name="Source_20_Text"><text:span text:style-name="T29">temp*/</text:span></text:span></text:p>
          <text:p text:style-name="P12"/>
          <text:p text:style-name="P11"><text:span text:style-name="Source_20_Text"><text:span text:style-name="T25"><text:s text:c="4"/></text:span></text:span><text:span text:style-name="Source_20_Text"><text:span text:style-name="T23">printk(KERN_NOTICE </text:span></text:span><text:span text:style-name="Source_20_Text"><text:span text:style-name="T31">"write,demo temp is %d/n"</text:span></text:span><text:span text:style-name="Source_20_Text"><text:span text:style-name="T23">,temp);</text:span></text:span></text:p>
          <text:p text:style-name="P11"><text:span text:style-name="Source_20_Text"><text:span text:style-name="T25"><text:s text:c="4"/></text:span></text:span><text:span text:style-name="Source_20_Text"><text:span text:style-name="T26">return</text:span></text:span><text:span text:style-name="Source_20_Text"><text:span text:style-name="T23"> size;</text:span></text:span></text:p>
          <text:p text:style-name="P12"><text:span text:style-name="Source_20_Text"><text:span text:style-name="T23">}</text:span></text:span></text:p>
          <text:p text:style-name="P12"/>
          <text:p text:style-name="P11"><text:span text:style-name="Source_20_Text"><text:span text:style-name="T29">/*</text:span></text:span><text:span text:style-name="Source_20_Text"><text:span text:style-name="T30">这里</text:span></text:span><text:span text:style-name="Source_20_Text"><text:span text:style-name="T29">show</text:span></text:span><text:span text:style-name="Source_20_Text"><text:span text:style-name="T30">和</text:span></text:span><text:span text:style-name="Source_20_Text"><text:span text:style-name="T29">store</text:span></text:span><text:span text:style-name="Source_20_Text"><text:span text:style-name="T30">的函数名没有格式要求，可以为</text:span></text:span><text:span text:style-name="Source_20_Text"><text:span text:style-name="T29">NULL</text:span></text:span><text:span text:style-name="Source_20_Text"><text:span text:style-name="T30">，但是函数的参数必须符合格式要求</text:span></text:span><text:span text:style-name="Source_20_Text"><text:span text:style-name="T29">*/</text:span></text:span></text:p>
          <text:p text:style-name="P11"><text:span text:style-name="Source_20_Text"><text:span text:style-name="T23">static DEVICE_ATTR(demo, (S_IRUGO </text:span></text:span><text:span text:style-name="Source_20_Text"><text:span text:style-name="T22">|</text:span></text:span><text:span text:style-name="Source_20_Text"><text:span text:style-name="T23"> S_IWUSR),demo_show,demo_store);</text:span></text:span></text:p>
          <text:p text:style-name="P11"><text:span text:style-name="Source_20_Text"><text:span text:style-name="T22">.................</text:span></text:span></text:p>
          <text:p text:style-name="P11"><text:span text:style-name="Source_20_Text"><text:span text:style-name="T23">int demo_init(</text:span></text:span><text:span text:style-name="Source_20_Text"><text:span text:style-name="T32">void</text:span></text:span><text:span text:style-name="Source_20_Text"><text:span text:style-name="T23">) </text:span></text:span></text:p>
          <text:p text:style-name="P12"><text:span text:style-name="Source_20_Text"><text:span text:style-name="T23">{</text:span></text:span></text:p>
          <text:p text:style-name="P11"><text:span text:style-name="Source_20_Text"><text:span text:style-name="T25"><text:s text:c="4"/></text:span></text:span><text:span text:style-name="Source_20_Text"><text:span text:style-name="T22">.................</text:span></text:span></text:p>
          <text:p text:style-name="P11"><text:span text:style-name="Source_20_Text"><text:span text:style-name="T25"><text:s text:c="4"/></text:span></text:span><text:span text:style-name="Source_20_Text"><text:span text:style-name="T23">demo_class </text:span></text:span><text:span text:style-name="Source_20_Text"><text:span text:style-name="T22">=</text:span></text:span><text:span text:style-name="Source_20_Text"><text:span text:style-name="T23"> class_create(THIS_MODULE, </text:span></text:span><text:span text:style-name="Source_20_Text"><text:span text:style-name="T31">"demo"</text:span></text:span><text:span text:style-name="Source_20_Text"><text:span text:style-name="T23">); <text:s/></text:span></text:span></text:p>
          <text:p text:style-name="P11"><text:span text:style-name="Source_20_Text"><text:span text:style-name="T25"><text:s text:c="4"/></text:span></text:span><text:span text:style-name="Source_20_Text"><text:span text:style-name="T23">devdemo </text:span></text:span><text:span text:style-name="Source_20_Text"><text:span text:style-name="T22">=</text:span></text:span><text:span text:style-name="Source_20_Text"><text:span text:style-name="T23"> device_create(demo_class, </text:span></text:span><text:span text:style-name="Source_20_Text"><text:span text:style-name="T22">NULL</text:span></text:span><text:span text:style-name="Source_20_Text"><text:span text:style-name="T23">, MKDEV(demo_major, </text:span></text:span><text:span text:style-name="Source_20_Text"><text:span text:style-name="T32">0</text:span></text:span><text:span text:style-name="Source_20_Text"><text:span text:style-name="T23">), </text:span></text:span><text:span text:style-name="Source_20_Text"><text:span text:style-name="T22">NULL</text:span></text:span><text:span text:style-name="Source_20_Text"><text:span text:style-name="T23">, </text:span></text:span><text:span text:style-name="Source_20_Text"><text:span text:style-name="T31">"cdevdemo"</text:span></text:span><text:span text:style-name="Source_20_Text"><text:span text:style-name="T23">); <text:s/></text:span></text:span></text:p>
          <text:p text:style-name="P11"><text:span text:style-name="Source_20_Text"><text:span text:style-name="T25"><text:s text:c="4"/></text:span></text:span><text:span text:style-name="Source_20_Text"><text:span text:style-name="T23">device_create_file(demo,</text:span></text:span><text:span text:style-name="Source_20_Text"><text:span text:style-name="T22">&amp;</text:span></text:span><text:span text:style-name="Source_20_Text"><text:span text:style-name="T23">dev_attr_demo);</text:span></text:span></text:p>
          <text:p text:style-name="P11"><text:span text:style-name="Source_20_Text"><text:span text:style-name="T25"><text:s text:c="4"/></text:span></text:span><text:span text:style-name="Source_20_Text"><text:span text:style-name="T22">.....................</text:span></text:span></text:p>
          <text:p text:style-name="P12"><text:span text:style-name="Source_20_Text"><text:span text:style-name="T23">}</text:span></text:span></text:p>
          <text:h text:style-name="P10" text:outline-level="1"><text:bookmark text:name="二sysfscreategroup"/><text:bookmark text:name="t4"/><text:span text:style-name="T10">二、</text:span><text:span text:style-name="T5">sysfs_create_group</text:span></text:h>
          <text:p text:style-name="P4"><text:span text:style-name="T4">sysfs_create_group</text:span><text:span text:style-name="T9">可以用于一次创建多个属性节点</text:span></text:p>
          <text:p text:style-name="P2"><text:span text:style-name="Strong_20_Emphasis"><text:span text:style-name="T18">1. </text:span></text:span><text:span text:style-name="Strong_20_Emphasis"><text:span text:style-name="T16">初始化</text:span></text:span><text:span text:style-name="Strong_20_Emphasis"><text:span text:style-name="T18">device_attribute</text:span></text:span><text:span text:style-name="Strong_20_Emphasis"><text:span text:style-name="T16">，这里创建多个节点</text:span></text:span></text:p>
          <text:p text:style-name="P11"><text:span text:style-name="Source_20_Text"><text:span text:style-name="T22">static</text:span></text:span><text:span text:style-name="Source_20_Text"><text:span text:style-name="T23"> </text:span></text:span><text:span text:style-name="Source_20_Text"><text:span text:style-name="T22">DEVICE_ATTR(demo1, (S_IRUGO | S_IWUSR | S_IWGRP)</text:span></text:span><text:span text:style-name="Source_20_Text"><text:span text:style-name="T23">,demo_show,demo_store);</text:span></text:span><text:span text:style-name="T28">1</text:span></text:p>
          <text:p text:style-name="P2"><text:span text:style-name="Strong_20_Emphasis"><text:span text:style-name="T18">2. </text:span></text:span><text:span text:style-name="Strong_20_Emphasis"><text:span text:style-name="T16">定义属性结构体数组</text:span></text:span></text:p>
          <text:p text:style-name="P11"><text:span text:style-name="Source_20_Text"><text:span text:style-name="T26">static</text:span></text:span><text:span text:style-name="Source_20_Text"><text:span text:style-name="T23"> </text:span></text:span><text:span text:style-name="Source_20_Text"><text:span text:style-name="T26">struct</text:span></text:span><text:span text:style-name="Source_20_Text"><text:span text:style-name="T23"> attribute *demo_attrs[] = { <text:s/></text:span></text:span></text:p>
          <text:p text:style-name="P11"><text:span text:style-name="Source_20_Text"><text:span text:style-name="T25"><text:s text:c="7"/></text:span></text:span><text:span text:style-name="Source_20_Text"><text:span text:style-name="T23">&amp;dev_attr_demo1</text:span></text:span><text:span text:style-name="Source_20_Text"><text:span text:style-name="T22">.attr</text:span></text:span><text:span text:style-name="Source_20_Text"><text:span text:style-name="T23">,</text:span></text:span></text:p>
          <text:p text:style-name="P11"><text:span text:style-name="Source_20_Text"><text:span text:style-name="T25"><text:s text:c="7"/></text:span></text:span><text:span text:style-name="Source_20_Text"><text:span text:style-name="T23">&amp;dev_attr_demo2</text:span></text:span><text:span text:style-name="Source_20_Text"><text:span text:style-name="T22">.attr</text:span></text:span><text:span text:style-name="Source_20_Text"><text:span text:style-name="T23">,</text:span></text:span></text:p>
          <text:p text:style-name="P11"><text:span text:style-name="Source_20_Text"><text:span text:style-name="T25"><text:s text:c="7"/></text:span></text:span><text:span text:style-name="Source_20_Text"><text:span text:style-name="T23">&amp;dev_attr_demo3</text:span></text:span><text:span text:style-name="Source_20_Text"><text:span text:style-name="T22">.attr</text:span></text:span><text:span text:style-name="Source_20_Text"><text:span text:style-name="T23">,</text:span></text:span></text:p>
          <text:p text:style-name="P11"><text:span text:style-name="Source_20_Text"><text:span text:style-name="T25"><text:s text:c="7"/></text:span></text:span><text:span text:style-name="Source_20_Text"><text:span text:style-name="T32">NULL</text:span></text:span><text:span text:style-name="Source_20_Text"><text:span text:style-name="T23">, <text:s text:c="5"/></text:span></text:span><text:span text:style-name="Source_20_Text"><text:span text:style-name="T29">//</text:span></text:span><text:span text:style-name="Source_20_Text"><text:span text:style-name="T30">这里必须要以</text:span></text:span><text:span text:style-name="Source_20_Text"><text:span text:style-name="T29">NULL</text:span></text:span><text:span text:style-name="Source_20_Text"><text:span text:style-name="T30">结尾 <text:s/></text:span></text:span></text:p>
          <text:p text:style-name="P11"><text:span text:style-name="Source_20_Text"><text:span text:style-name="T23">}; <text:s/></text:span></text:span><text:span text:style-name="Source_20_Text"><text:span text:style-name="T29">//</text:span></text:span><text:span text:style-name="Source_20_Text"><text:span text:style-name="T30">末尾有分号</text:span></text:span></text:p>
          <text:p text:style-name="P2"><text:span text:style-name="Strong_20_Emphasis"><text:span text:style-name="T18">3. </text:span></text:span><text:span text:style-name="Strong_20_Emphasis"><text:span text:style-name="T16">定义</text:span></text:span><text:span text:style-name="Strong_20_Emphasis"><text:span text:style-name="T18">attribute</text:span></text:span><text:span text:style-name="Strong_20_Emphasis"><text:span text:style-name="T16">属性结构体数组到属性组中</text:span></text:span></text:p>
          <text:p text:style-name="P11"><text:span text:style-name="Source_20_Text"><text:span text:style-name="T26">static</text:span></text:span><text:span text:style-name="Source_20_Text"><text:span text:style-name="T23"> </text:span></text:span><text:span text:style-name="Source_20_Text"><text:span text:style-name="T26">const</text:span></text:span><text:span text:style-name="Source_20_Text"><text:span text:style-name="T23"> </text:span></text:span><text:span text:style-name="Source_20_Text"><text:span text:style-name="T26">struct</text:span></text:span><text:span text:style-name="Source_20_Text"><text:span text:style-name="T23"> attribute_group demo_attr_grp = { <text:s/></text:span></text:span></text:p>
          <text:p text:style-name="P12"><text:soft-page-break/><text:span text:style-name="Source_20_Text"><text:span text:style-name="T25"><text:s text:c="7"/></text:span></text:span><text:span text:style-name="Source_20_Text"><text:span text:style-name="T23">.attrs = demo_attrs, <text:s/></text:span></text:span></text:p>
          <text:p text:style-name="P12"><text:span text:style-name="Source_20_Text"><text:span text:style-name="T23">} <text:s/></text:span></text:span></text:p>
          <text:p text:style-name="P2"><text:span text:style-name="Strong_20_Emphasis"><text:span text:style-name="T18">4. </text:span></text:span><text:span text:style-name="Strong_20_Emphasis"><text:span text:style-name="T16">创建</text:span></text:span><text:span text:style-name="Strong_20_Emphasis"><text:span text:style-name="T18">sysfs</text:span></text:span><text:span text:style-name="Strong_20_Emphasis"><text:span text:style-name="T16">接口</text:span></text:span></text:p>
          <text:p text:style-name="P11"><text:span text:style-name="Source_20_Text"><text:span text:style-name="T31">sysfs_create_group</text:span></text:span><text:span text:style-name="Source_20_Text"><text:span text:style-name="T23">(&amp;pdev-&gt;dev.kobj,&amp;dev_attr_led);</text:span></text:span><text:span text:style-name="T28">1</text:span></text:p>
          <text:p text:style-name="P2"><text:span text:style-name="Strong_20_Emphasis"><text:span text:style-name="T18">5. </text:span></text:span><text:span text:style-name="Strong_20_Emphasis"><text:span text:style-name="T16">代码示例：</text:span></text:span></text:p>
          <text:p text:style-name="P11"><text:span text:style-name="Source_20_Text"><text:span text:style-name="T26">static</text:span></text:span><text:span text:style-name="Source_20_Text"><text:span text:style-name="T23"> DEVICE_ATTR(demo1, (S_IRUGO | S_IWUSR | S_IWGRP),demo_show,demo_store);</text:span></text:span></text:p>
          <text:p text:style-name="P11"><text:span text:style-name="Source_20_Text"><text:span text:style-name="T26">static</text:span></text:span><text:span text:style-name="Source_20_Text"><text:span text:style-name="T23"> DEVICE_ATTR(demo2, (S_IRUGO | S_IWUSR | S_IWGRP),demo_show,demo_store);</text:span></text:span></text:p>
          <text:p text:style-name="P11"><text:span text:style-name="Source_20_Text"><text:span text:style-name="T26">static</text:span></text:span><text:span text:style-name="Source_20_Text"><text:span text:style-name="T23"> DEVICE_ATTR(demo3, (S_IRUGO | S_IWUSR | S_IWGRP),demo_show,demo_store);</text:span></text:span></text:p>
          <text:p text:style-name="P12"/>
          <text:p text:style-name="P11"><text:span text:style-name="Source_20_Text"><text:span text:style-name="T26">static</text:span></text:span><text:span text:style-name="Source_20_Text"><text:span text:style-name="T23"> </text:span></text:span><text:span text:style-name="Source_20_Text"><text:span text:style-name="T26">struct</text:span></text:span><text:span text:style-name="Source_20_Text"><text:span text:style-name="T23"> attribute *demo_attrs[] = { <text:s/></text:span></text:span></text:p>
          <text:p text:style-name="P11"><text:span text:style-name="Source_20_Text"><text:span text:style-name="T25"><text:s text:c="7"/></text:span></text:span><text:span text:style-name="Source_20_Text"><text:span text:style-name="T23">&amp;dev_attr_demo1</text:span></text:span><text:span text:style-name="Source_20_Text"><text:span text:style-name="T22">.attr</text:span></text:span><text:span text:style-name="Source_20_Text"><text:span text:style-name="T23">,</text:span></text:span></text:p>
          <text:p text:style-name="P11"><text:span text:style-name="Source_20_Text"><text:span text:style-name="T25"><text:s text:c="7"/></text:span></text:span><text:span text:style-name="Source_20_Text"><text:span text:style-name="T23">&amp;dev_attr_demo2</text:span></text:span><text:span text:style-name="Source_20_Text"><text:span text:style-name="T22">.attr</text:span></text:span><text:span text:style-name="Source_20_Text"><text:span text:style-name="T23">,</text:span></text:span></text:p>
          <text:p text:style-name="P11"><text:span text:style-name="Source_20_Text"><text:span text:style-name="T25"><text:s text:c="7"/></text:span></text:span><text:span text:style-name="Source_20_Text"><text:span text:style-name="T23">&amp;dev_attr_demo3</text:span></text:span><text:span text:style-name="Source_20_Text"><text:span text:style-name="T22">.attr</text:span></text:span><text:span text:style-name="Source_20_Text"><text:span text:style-name="T23">,</text:span></text:span></text:p>
          <text:p text:style-name="P11"><text:span text:style-name="Source_20_Text"><text:span text:style-name="T25"><text:s text:c="7"/></text:span></text:span><text:span text:style-name="Source_20_Text"><text:span text:style-name="T32">NULL</text:span></text:span><text:span text:style-name="Source_20_Text"><text:span text:style-name="T23">, <text:s text:c="5"/></text:span></text:span><text:span text:style-name="Source_20_Text"><text:span text:style-name="T29">//</text:span></text:span><text:span text:style-name="Source_20_Text"><text:span text:style-name="T30">这里必须要以</text:span></text:span><text:span text:style-name="Source_20_Text"><text:span text:style-name="T29">NULL</text:span></text:span><text:span text:style-name="Source_20_Text"><text:span text:style-name="T30">结尾 <text:s/></text:span></text:span></text:p>
          <text:p text:style-name="P11"><text:span text:style-name="Source_20_Text"><text:span text:style-name="T23">}; <text:s/></text:span></text:span><text:span text:style-name="Source_20_Text"><text:span text:style-name="T29">//</text:span></text:span><text:span text:style-name="Source_20_Text"><text:span text:style-name="T30">末尾有分号</text:span></text:span></text:p>
          <text:p text:style-name="P12"/>
          <text:p text:style-name="P11"><text:span text:style-name="Source_20_Text"><text:span text:style-name="T26">static</text:span></text:span><text:span text:style-name="Source_20_Text"><text:span text:style-name="T23"> </text:span></text:span><text:span text:style-name="Source_20_Text"><text:span text:style-name="T26">const</text:span></text:span><text:span text:style-name="Source_20_Text"><text:span text:style-name="T23"> </text:span></text:span><text:span text:style-name="Source_20_Text"><text:span text:style-name="T26">struct</text:span></text:span><text:span text:style-name="Source_20_Text"><text:span text:style-name="T23"> attribute_group demo_attr_grp = { <text:s/></text:span></text:span></text:p>
          <text:p text:style-name="P11"><text:span text:style-name="Source_20_Text"><text:span text:style-name="T25"><text:s text:c="7"/></text:span></text:span><text:span text:style-name="Source_20_Text"><text:span text:style-name="T22">.attrs</text:span></text:span><text:span text:style-name="Source_20_Text"><text:span text:style-name="T23"> = demo_attrs, <text:s/></text:span></text:span></text:p>
          <text:p text:style-name="P12"><text:span text:style-name="Source_20_Text"><text:span text:style-name="T23">} <text:s/></text:span></text:span></text:p>
          <text:p text:style-name="P12"/>
          <text:p text:style-name="P11"><text:span text:style-name="Source_20_Text"><text:span text:style-name="T25"><text:s/></text:span></text:span><text:span text:style-name="Source_20_Text"><text:span text:style-name="T26">static</text:span></text:span><text:span text:style-name="Source_20_Text"><text:span text:style-name="T23"> </text:span></text:span><text:span text:style-name="Source_20_Text"><text:span text:style-name="T26">int</text:span></text:span><text:span text:style-name="Source_20_Text"><text:span text:style-name="T23"> __devinit demo_probe(</text:span></text:span><text:span text:style-name="Source_20_Text"><text:span text:style-name="T26">struct</text:span></text:span><text:span text:style-name="Source_20_Text"><text:span text:style-name="T23"> platform_device *pdev)</text:span></text:span></text:p>
          <text:p text:style-name="P12"><text:span text:style-name="Source_20_Text"><text:span text:style-name="T23">{</text:span></text:span></text:p>
          <text:p text:style-name="P11"><text:span text:style-name="Source_20_Text"><text:span text:style-name="T25"><text:s text:c="4"/></text:span></text:span><text:span text:style-name="Source_20_Text"><text:span text:style-name="T26">int</text:span></text:span><text:span text:style-name="Source_20_Text"><text:span text:style-name="T23"> ret = </text:span></text:span><text:span text:style-name="Source_20_Text"><text:span text:style-name="T32">0</text:span></text:span><text:span text:style-name="Source_20_Text"><text:span text:style-name="T23">;</text:span></text:span></text:p>
          <text:p text:style-name="P12"/>
          <text:p text:style-name="P11"><text:span text:style-name="Source_20_Text"><text:span text:style-name="T25"><text:s text:c="4"/></text:span></text:span><text:span text:style-name="Source_20_Text"><text:span text:style-name="T29">/* led gpio init. */</text:span></text:span></text:p>
          <text:p text:style-name="P12"><text:span text:style-name="Source_20_Text"><text:span text:style-name="T25"><text:s text:c="8"/></text:span></text:span><text:span text:style-name="Source_20_Text"><text:span text:style-name="T23">..................</text:span></text:span></text:p>
          <text:p text:style-name="P11"><text:span text:style-name="Source_20_Text"><text:span text:style-name="T25"><text:s text:c="4"/></text:span></text:span><text:span text:style-name="Source_20_Text"><text:span text:style-name="T23">ret = sysfs_create_group(&amp;pdev-&gt;dev</text:span></text:span><text:span text:style-name="Source_20_Text"><text:span text:style-name="T22">.kobj</text:span></text:span><text:span text:style-name="Source_20_Text"><text:span text:style-name="T23">,&amp;demo_attr_grp);</text:span></text:span></text:p>
          <text:p text:style-name="P11"><text:span text:style-name="Source_20_Text"><text:span text:style-name="T25"><text:s text:c="4"/></text:span></text:span><text:span text:style-name="Source_20_Text"><text:span text:style-name="T26">if</text:span></text:span><text:span text:style-name="Source_20_Text"><text:span text:style-name="T23"> (ret)</text:span></text:span></text:p>
          <text:p text:style-name="P11"><text:span text:style-name="Source_20_Text"><text:span text:style-name="T25"><text:s text:c="8"/></text:span></text:span><text:span text:style-name="Source_20_Text"><text:span text:style-name="T26">return</text:span></text:span><text:span text:style-name="Source_20_Text"><text:span text:style-name="T23"> ret;</text:span></text:span></text:p>
          <text:p text:style-name="P12"/>
          <text:p text:style-name="P11"><text:span text:style-name="Source_20_Text"><text:span text:style-name="T25"><text:s text:c="4"/></text:span></text:span><text:span text:style-name="Source_20_Text"><text:span text:style-name="T26">return</text:span></text:span><text:span text:style-name="Source_20_Text"><text:span text:style-name="T23"> </text:span></text:span><text:span text:style-name="Source_20_Text"><text:span text:style-name="T32">0</text:span></text:span><text:span text:style-name="Source_20_Text"><text:span text:style-name="T23">;</text:span></text:span></text:p>
          <text:p text:style-name="P12"><text:span text:style-name="Source_20_Text"><text:span text:style-name="T23">}</text:span></text:span></text:p>
          <text:p text:style-name="P2"><text:span text:style-name="Strong_20_Emphasis"><text:span text:style-name="T18">6. </text:span></text:span><text:span text:style-name="Strong_20_Emphasis"><text:span text:style-name="T16">删除接口：</text:span></text:span></text:p>
          <text:p text:style-name="P11"><text:span text:style-name="Source_20_Text"><text:span text:style-name="T31">sysfs_remove_groupsysfs_create_group</text:span></text:span><text:span text:style-name="Source_20_Text"><text:span text:style-name="T23">(&amp;pdev-&gt;dev.kobj,&amp;demo_attr_grp);</text:span>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0:10:57.438519741</meta:creation-date>
    <dc:date>2019-08-22T10:12:08.309344197</dc:date>
    <meta:editing-duration>PT1M11S</meta:editing-duration>
    <meta:editing-cycles>1</meta:editing-cycles>
    <meta:document-statistic meta:table-count="0" meta:image-count="0" meta:object-count="0" meta:page-count="5" meta:paragraph-count="154" meta:word-count="1295" meta:character-count="5591" meta:non-whitespace-character-count="4655"/>
    <meta:generator>LibreOffice/5.1.6.2$Linux_X86_64 LibreOffice_project/10m0$Build-2</meta:generator>
  </office:meta>
</office:document-meta>
</file>